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p text:style-name="P1">How to submit individual assignment</text:p>
      <text:p text:style-name="Normal">Microsoft Windows [Version 10.0.19042.1237]</text:p>
      <text:p text:style-name="Normal">(c) Microsoft Corporation. All rights reserved.</text:p>
      <text:p text:style-name="Normal"/>
      <text:p text:style-name="Normal">C:\Users\Ming\Desktop\Individual_Assignment&gt;git add -A</text:p>
      <text:p text:style-name="Normal"/>
      <text:p text:style-name="Normal">C:\Users\Ming\Desktop\Individual_Assignment&gt;git commit -m "hello"</text:p>
      <text:p text:style-name="Normal">[main f8beeb4] hello</text:p>
      <text:p text:style-name="Normal"><text:s/>1 file changed, 7 insertions(+), 1 deletion(-)</text:p>
      <text:p text:style-name="Normal"/>
      <text:p text:style-name="Normal">C:\Users\Ming\Desktop\Individual_Assignment&gt;git pull</text:p>
      <text:p text:style-name="Normal">Already up to date.</text:p>
      <text:p text:style-name="Normal"/>
      <text:p text:style-name="Normal">C:\Users\Ming\Desktop\Individual_Assignment&gt;git push</text:p>
      <text:p text:style-name="Normal">Enumerating objects: 5, done.</text:p>
      <text:p text:style-name="Normal">Counting objects: 100% (5/5), done.</text:p>
      <text:p text:style-name="Normal">Delta compression using up to 8 threads</text:p>
      <text:p text:style-name="Normal">Compressing objects: 100% (3/3), done.</text:p>
      <text:p text:style-name="Normal">Writing objects: 100% (3/3), 347 bytes | 347.00 KiB/s, done.</text:p>
      <text:p text:style-name="Normal">Total 3 (delta 1), reused 0 (delta 0), pack-reused 0</text:p>
      <text:p text:style-name="Normal">remote: Resolving deltas: 100% (1/1), completed with 1 local object.</text:p>
      <text:p text:style-name="Normal">To https://github.com/MingSutaruksanon/Individual_Assignment.git</text:p>
      <text:p text:style-name="Normal"><text:s text:c="3"/>ffa4889..f8beeb4 <text:s/>main -&gt; mai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GB" style:language-asian="en" style:country-asian="US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Angsana New" fo:letter-spacing="-0.0069in" style:letter-kerning="true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Angsana New" fo:letter-spacing="-0.0069in" style:letter-kerning="true" fo:font-size="28pt" style:font-size-asian="28pt" style:font-size-complex="35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g Sutaruksanon</meta:initial-creator>
    <dc:creator>Ming Sutaruksanon</dc:creator>
    <meta:creation-date>2021-10-04T14:55:00Z</meta:creation-date>
    <dc:date>2021-10-04T14:57:00Z</dc:date>
    <meta:template xlink:href="Normal" xlink:type="simple"/>
    <meta:editing-cycles>1</meta:editing-cycles>
    <meta:editing-duration>PT120S</meta:editing-duration>
    <meta:document-statistic meta:page-count="1" meta:paragraph-count="1" meta:word-count="130" meta:character-count="874" meta:row-count="6" meta:non-whitespace-character-count="745"/>
  </office:meta>
</office:document-meta>
</file>